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OP" style:family="table">
      <style:table-properties style:width="19.415cm" fo:margin-left="0.286cm" table:align="left"/>
    </style:style>
    <style:style style:name="TOP.A" style:family="table-column">
      <style:table-column-properties style:column-width="4.56cm"/>
    </style:style>
    <style:style style:name="TOP.B" style:family="table-column">
      <style:table-column-properties style:column-width="10.014cm"/>
    </style:style>
    <style:style style:name="TOP.C" style:family="table-column">
      <style:table-column-properties style:column-width="4.842cm"/>
    </style:style>
    <style:style style:name="TOP.1" style:family="table-row">
      <style:table-row-properties style:min-row-height="1.058cm"/>
    </style:style>
    <style:style style:name="TOP.A1" style:family="table-cell">
      <style:table-cell-properties fo:padding="0.097cm" fo:border="none"/>
    </style:style>
    <style:style style:name="GENERAL" style:family="table">
      <style:table-properties style:width="19.417cm" fo:margin-left="0.291cm" table:align="left"/>
    </style:style>
    <style:style style:name="GENERAL.A" style:family="table-column">
      <style:table-column-properties style:column-width="19.417cm"/>
    </style:style>
    <style:style style:name="GENERAL.A1" style:family="table-cell">
      <style:table-cell-properties fo:padding="0.199cm" fo:border="0.05pt solid #000000"/>
    </style:style>
    <style:style style:name="GENERAL.A2" style:family="table-cell">
      <style:table-cell-properties fo:padding="0.199cm" fo:border-left="0.05pt solid #000000" fo:border-right="0.05pt solid #000000" fo:border-top="none" fo:border-bottom="0.05pt solid #000000"/>
    </style:style>
    <style:style style:name="Tabla3" style:family="table">
      <style:table-properties style:width="19.018cm" table:align="margins"/>
    </style:style>
    <style:style style:name="Tabla3.A" style:family="table-column">
      <style:table-column-properties style:column-width="6.339cm" style:rel-column-width="21845*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style:vertical-align="middle" fo:padding="0.097cm" fo:border="none"/>
    </style:style>
    <style:style style:name="BLOC_5f_NIF" style:display-name="BLOC_NIF" style:family="table">
      <style:table-properties style:width="6.145cm" table:align="margins"/>
    </style:style>
    <style:style style:name="BLOC_5f_NIF.A" style:display-name="BLOC_NIF.A" style:family="table-column">
      <style:table-column-properties style:column-width="0.915cm" style:rel-column-width="9762*"/>
    </style:style>
    <style:style style:name="BLOC_5f_NIF.B" style:display-name="BLOC_NIF.B" style:family="table-column">
      <style:table-column-properties style:column-width="5.23cm" style:rel-column-width="55773*"/>
    </style:style>
    <style:style style:name="BLOC_5f_NIF.A1" style:display-name="BLOC_NIF.A1" style:family="table-cell">
      <style:table-cell-properties fo:padding="0.097cm" fo:border="none"/>
    </style:style>
    <style:style style:name="NIF" style:family="table">
      <style:table-properties style:width="5.038cm" table:align="margins"/>
    </style:style>
    <style:style style:name="NIF.A" style:family="table-column">
      <style:table-column-properties style:column-width="1.099cm" style:rel-column-width="14300*"/>
    </style:style>
    <style:style style:name="NIF.B" style:family="table-column">
      <style:table-column-properties style:column-width="3.939cm" style:rel-column-width="51235*"/>
    </style:style>
    <style:style style:name="NIF.A1" style:family="table-cell">
      <style:table-cell-properties fo:padding="0.097cm" fo:border-left="0.05pt solid #000000" fo:border-right="none" fo:border-top="0.05pt solid #000000" fo:border-bottom="0.05pt solid #000000"/>
    </style:style>
    <style:style style:name="NIF.B1" style:family="table-cell">
      <style:table-cell-properties fo:padding="0.097cm" fo:border="0.05pt solid #000000"/>
    </style:style>
    <style:style style:name="Tabla4" style:family="table">
      <style:table-properties style:width="6.145cm" table:align="margins"/>
    </style:style>
    <style:style style:name="Tabla4.A" style:family="table-column">
      <style:table-column-properties style:column-width="3.073cm" style:rel-column-width="32767*"/>
    </style:style>
    <style:style style:name="Tabla4.B" style:family="table-column">
      <style:table-column-properties style:column-width="3.073cm" style:rel-column-width="32768*"/>
    </style:style>
    <style:style style:name="Tabla4.A1" style:family="table-cell">
      <style:table-cell-properties fo:padding="0.097cm" fo:border="none"/>
    </style:style>
    <style:style style:name="BLOCK_5f_SA" style:display-name="BLOCK_SA" style:family="table">
      <style:table-properties style:width="2.877cm" table:align="margins"/>
    </style:style>
    <style:style style:name="BLOCK_5f_SA.A" style:display-name="BLOCK_SA.A" style:family="table-column">
      <style:table-column-properties style:column-width="0.732cm" style:rel-column-width="16664*"/>
    </style:style>
    <style:style style:name="BLOCK_5f_SA.B" style:display-name="BLOCK_SA.B" style:family="table-column">
      <style:table-column-properties style:column-width="2.145cm" style:rel-column-width="48871*"/>
    </style:style>
    <style:style style:name="BLOCK_5f_SA.A1" style:display-name="BLOCK_SA.A1" style:family="table-cell">
      <style:table-cell-properties fo:padding="0.097cm" fo:border="none"/>
    </style:style>
    <style:style style:name="SA" style:family="table">
      <style:table-properties style:width="1.953cm" table:align="margins"/>
    </style:style>
    <style:style style:name="SA.A" style:family="table-column">
      <style:table-column-properties style:column-width="0.975cm" style:rel-column-width="32767*"/>
    </style:style>
    <style:style style:name="SA.B" style:family="table-column">
      <style:table-column-properties style:column-width="0.977cm" style:rel-column-width="32768*"/>
    </style:style>
    <style:style style:name="SA.A1" style:family="table-cell">
      <style:table-cell-properties fo:padding="0.097cm" fo:border-left="0.05pt solid #000000" fo:border-right="none" fo:border-top="0.05pt solid #000000" fo:border-bottom="0.05pt solid #000000"/>
    </style:style>
    <style:style style:name="SA.B1" style:family="table-cell">
      <style:table-cell-properties fo:padding="0.097cm" fo:border="0.05pt solid #000000"/>
    </style:style>
    <style:style style:name="BLOC_5f_SL" style:display-name="BLOC_SL" style:family="table">
      <style:table-properties style:width="2.88cm" table:align="margins"/>
    </style:style>
    <style:style style:name="BLOC_5f_SL.A" style:display-name="BLOC_SL.A" style:family="table-column">
      <style:table-column-properties style:column-width="0.651cm" style:rel-column-width="14808*"/>
    </style:style>
    <style:style style:name="BLOC_5f_SL.B" style:display-name="BLOC_SL.B" style:family="table-column">
      <style:table-column-properties style:column-width="2.23cm" style:rel-column-width="50727*"/>
    </style:style>
    <style:style style:name="BLOC_5f_SL.A1" style:display-name="BLOC_SL.A1" style:family="table-cell">
      <style:table-cell-properties fo:padding="0.097cm" fo:border="none"/>
    </style:style>
    <style:style style:name="Tabla5" style:family="table">
      <style:table-properties style:width="2.037cm" table:align="margins"/>
    </style:style>
    <style:style style:name="Tabla5.A" style:family="table-column">
      <style:table-column-properties style:column-width="1.016cm" style:rel-column-width="32710*"/>
    </style:style>
    <style:style style:name="Tabla5.B" style:family="table-column">
      <style:table-column-properties style:column-width="1.021cm" style:rel-column-width="32825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6" style:family="table">
      <style:table-properties style:width="5.951cm" table:align="margins"/>
    </style:style>
    <style:style style:name="Tabla6.A" style:family="table-column">
      <style:table-column-properties style:column-width="1.018cm" style:rel-column-width="11207*"/>
    </style:style>
    <style:style style:name="Tabla6.B" style:family="table-column">
      <style:table-column-properties style:column-width="4.934cm" style:rel-column-width="54328*"/>
    </style:style>
    <style:style style:name="Tabla6.A1" style:family="table-cell">
      <style:table-cell-properties fo:padding="0.097cm" fo:border="none"/>
    </style:style>
    <style:style style:name="Tabla7" style:family="table">
      <style:table-properties style:width="4.741cm" table:align="margins"/>
    </style:style>
    <style:style style:name="Tabla7.A" style:family="table-column">
      <style:table-column-properties style:column-width="1.08cm" style:rel-column-width="14926*"/>
    </style:style>
    <style:style style:name="Tabla7.B" style:family="table-column">
      <style:table-column-properties style:column-width="3.662cm" style:rel-column-width="50609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8" style:family="table">
      <style:table-properties style:width="19.018cm" table:align="margins"/>
    </style:style>
    <style:style style:name="Tabla8.A" style:family="table-column">
      <style:table-column-properties style:column-width="19.018cm" style:rel-column-width="65535*"/>
    </style:style>
    <style:style style:name="Tabla8.A1" style:family="table-cell">
      <style:table-cell-properties fo:padding="0.097cm" fo:border="none"/>
    </style:style>
    <style:style style:name="Tabla9" style:family="table">
      <style:table-properties style:width="18.824cm" table:align="margins"/>
    </style:style>
    <style:style style:name="Tabla9.A" style:family="table-column">
      <style:table-column-properties style:column-width="2.972cm" style:rel-column-width="10347*"/>
    </style:style>
    <style:style style:name="Tabla9.B" style:family="table-column">
      <style:table-column-properties style:column-width="15.852cm" style:rel-column-width="55188*"/>
    </style:style>
    <style:style style:name="Tabla9.A1" style:family="table-cell">
      <style:table-cell-properties fo:padding="0.097cm" fo:border="none"/>
    </style:style>
    <style:style style:name="Tabla10" style:family="table">
      <style:table-properties style:width="15.66cm" table:align="margins"/>
    </style:style>
    <style:style style:name="Tabla10.A" style:family="table-column">
      <style:table-column-properties style:column-width="1.12cm" style:rel-column-width="4687*"/>
    </style:style>
    <style:style style:name="Tabla10.B" style:family="table-column">
      <style:table-column-properties style:column-width="14.54cm" style:rel-column-width="60848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1" style:family="table">
      <style:table-properties style:width="18.824cm" table:align="margins"/>
    </style:style>
    <style:style style:name="Tabla11.A" style:family="table-column">
      <style:table-column-properties style:column-width="2.972cm" style:rel-column-width="10347*"/>
    </style:style>
    <style:style style:name="Tabla11.B" style:family="table-column">
      <style:table-column-properties style:column-width="15.852cm" style:rel-column-width="55188*"/>
    </style:style>
    <style:style style:name="Tabla11.A1" style:family="table-cell">
      <style:table-cell-properties fo:padding="0.097cm" fo:border="none"/>
    </style:style>
    <style:style style:name="Tabla12" style:family="table">
      <style:table-properties style:width="15.66cm" table:align="margins"/>
    </style:style>
    <style:style style:name="Tabla12.A" style:family="table-column">
      <style:table-column-properties style:column-width="1.12cm" style:rel-column-width="4687*"/>
    </style:style>
    <style:style style:name="Tabla12.B" style:family="table-column">
      <style:table-column-properties style:column-width="14.54cm" style:rel-column-width="60848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3" style:family="table">
      <style:table-properties style:width="18.824cm" table:align="margins"/>
    </style:style>
    <style:style style:name="Tabla13.A" style:family="table-column">
      <style:table-column-properties style:column-width="2.565cm" style:rel-column-width="8928*"/>
    </style:style>
    <style:style style:name="Tabla13.B" style:family="table-column">
      <style:table-column-properties style:column-width="7.795cm" style:rel-column-width="27136*"/>
    </style:style>
    <style:style style:name="Tabla13.C" style:family="table-column">
      <style:table-column-properties style:column-width="1.506cm" style:rel-column-width="5244*"/>
    </style:style>
    <style:style style:name="Tabla13.D" style:family="table-column">
      <style:table-column-properties style:column-width="6.959cm" style:rel-column-width="24227*"/>
    </style:style>
    <style:style style:name="Tabla13.A1" style:family="table-cell">
      <style:table-cell-properties fo:padding="0.097cm" fo:border="none"/>
    </style:style>
    <style:style style:name="Tabla14" style:family="table">
      <style:table-properties style:width="6.9cm" table:align="left"/>
    </style:style>
    <style:style style:name="Tabla14.A" style:family="table-column">
      <style:table-column-properties style:column-width="1.139cm"/>
    </style:style>
    <style:style style:name="Tabla14.B" style:family="table-column">
      <style:table-column-properties style:column-width="5.761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5" style:family="table">
      <style:table-properties style:width="6.715cm" table:align="right"/>
    </style:style>
    <style:style style:name="Tabla15.A" style:family="table-column">
      <style:table-column-properties style:column-width="1.08cm"/>
    </style:style>
    <style:style style:name="Tabla15.B" style:family="table-column">
      <style:table-column-properties style:column-width="5.636cm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6" style:family="table">
      <style:table-properties style:width="18.824cm" table:align="margins"/>
    </style:style>
    <style:style style:name="Tabla16.A" style:family="table-column">
      <style:table-column-properties style:column-width="2.565cm" style:rel-column-width="8928*"/>
    </style:style>
    <style:style style:name="Tabla16.B" style:family="table-column">
      <style:table-column-properties style:column-width="7.816cm" style:rel-column-width="27210*"/>
    </style:style>
    <style:style style:name="Tabla16.C" style:family="table-column">
      <style:table-column-properties style:column-width="1.485cm" style:rel-column-width="5170*"/>
    </style:style>
    <style:style style:name="Tabla16.D" style:family="table-column">
      <style:table-column-properties style:column-width="6.959cm" style:rel-column-width="24227*"/>
    </style:style>
    <style:style style:name="Tabla16.A1" style:family="table-cell">
      <style:table-cell-properties fo:padding="0.097cm" fo:border="none"/>
    </style:style>
    <style:style style:name="Tabla17" style:family="table">
      <style:table-properties style:width="6.9cm" table:align="left"/>
    </style:style>
    <style:style style:name="Tabla17.A" style:family="table-column">
      <style:table-column-properties style:column-width="1.139cm"/>
    </style:style>
    <style:style style:name="Tabla17.B" style:family="table-column">
      <style:table-column-properties style:column-width="5.761cm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8" style:family="table">
      <style:table-properties style:width="6.766cm" table:align="margins"/>
    </style:style>
    <style:style style:name="Tabla18.A" style:family="table-column">
      <style:table-column-properties style:column-width="1.12cm" style:rel-column-width="10851*"/>
    </style:style>
    <style:style style:name="Tabla18.B" style:family="table-column">
      <style:table-column-properties style:column-width="5.646cm" style:rel-column-width="54684*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9" style:family="table">
      <style:table-properties style:width="18.824cm" table:align="margins"/>
    </style:style>
    <style:style style:name="Tabla19.A" style:family="table-column">
      <style:table-column-properties style:column-width="6.412cm" style:rel-column-width="22321*"/>
    </style:style>
    <style:style style:name="Tabla19.B" style:family="table-column">
      <style:table-column-properties style:column-width="12.412cm" style:rel-column-width="43214*"/>
    </style:style>
    <style:style style:name="Tabla19.A1" style:family="table-cell">
      <style:table-cell-properties fo:padding="0.097cm" fo:border="none"/>
    </style:style>
    <style:style style:name="Tabla20" style:family="table">
      <style:table-properties style:width="12.22cm" table:align="margins"/>
    </style:style>
    <style:style style:name="Tabla20.A" style:family="table-column">
      <style:table-column-properties style:column-width="1.161cm" style:rel-column-width="6225*"/>
    </style:style>
    <style:style style:name="Tabla20.B" style:family="table-column">
      <style:table-column-properties style:column-width="11.06cm" style:rel-column-width="59310*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" style:family="table">
      <style:table-properties style:width="19.018cm" table:align="margins"/>
    </style:style>
    <style:style style:name="Tabla2.A" style:family="table-column">
      <style:table-column-properties style:column-width="5.138cm" style:rel-column-width="17705*"/>
    </style:style>
    <style:style style:name="Tabla2.B" style:family="table-column">
      <style:table-column-properties style:column-width="1.007cm" style:rel-column-width="3470*"/>
    </style:style>
    <style:style style:name="Tabla2.C" style:family="table-column">
      <style:table-column-properties style:column-width="7.631cm" style:rel-column-width="26294*"/>
    </style:style>
    <style:style style:name="Tabla2.E" style:family="table-column">
      <style:table-column-properties style:column-width="4.235cm" style:rel-column-width="14596*"/>
    </style:style>
    <style:style style:name="Tabla2.A1" style:family="table-cell">
      <style:table-cell-properties fo:padding="0.097cm" fo:border="none"/>
    </style:style>
    <style:style style:name="Tabla2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2" style:family="table-cell">
      <style:table-cell-properties fo:padding="0.097cm" fo:border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9.009cm" table:align="left"/>
    </style:style>
    <style:style style:name="Tabla21.A" style:family="table-column">
      <style:table-column-properties style:column-width="3.237cm"/>
    </style:style>
    <style:style style:name="Tabla21.B" style:family="table-column">
      <style:table-column-properties style:column-width="15.773cm"/>
    </style:style>
    <style:style style:name="Tabla21.A1" style:family="table-cell">
      <style:table-cell-properties fo:padding="0.097cm" fo:border="none"/>
    </style:style>
    <style:style style:name="Tabla22" style:family="table">
      <style:table-properties style:width="15.579cm" table:align="margins"/>
    </style:style>
    <style:style style:name="Tabla22.A" style:family="table-column">
      <style:table-column-properties style:column-width="1.12cm" style:rel-column-width="4711*"/>
    </style:style>
    <style:style style:name="Tabla22.B" style:family="table-column">
      <style:table-column-properties style:column-width="14.459cm" style:rel-column-width="60824*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3" style:family="table">
      <style:table-properties style:width="6.412cm" table:align="left"/>
    </style:style>
    <style:style style:name="Tabla23.A" style:family="table-column">
      <style:table-column-properties style:column-width="1.12cm"/>
    </style:style>
    <style:style style:name="Tabla23.B" style:family="table-column">
      <style:table-column-properties style:column-width="4.498cm"/>
    </style:style>
    <style:style style:name="Tabla23.C" style:family="table-column">
      <style:table-column-properties style:column-width="0.794cm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C1" style:family="table-cell">
      <style:table-cell-properties fo:padding="0.097cm" fo:border-left="0.05pt solid #000000" fo:border-right="none" fo:border-top="none" fo:border-bottom="none"/>
    </style:style>
    <style:style style:name="Tabla24" style:family="table">
      <style:table-properties style:width="19.009cm" table:align="left"/>
    </style:style>
    <style:style style:name="Tabla24.A" style:family="table-column">
      <style:table-column-properties style:column-width="8.772cm"/>
    </style:style>
    <style:style style:name="Tabla24.B" style:family="table-column">
      <style:table-column-properties style:column-width="10.238cm"/>
    </style:style>
    <style:style style:name="Tabla24.A1" style:family="table-cell">
      <style:table-cell-properties fo:padding="0.097cm" fo:border="none"/>
    </style:style>
    <style:style style:name="Tabla25" style:family="table">
      <style:table-properties style:width="10.044cm" table:align="margins"/>
    </style:style>
    <style:style style:name="Tabla25.A" style:family="table-column">
      <style:table-column-properties style:column-width="2.51cm" style:rel-column-width="16377*"/>
    </style:style>
    <style:style style:name="Tabla25.B" style:family="table-column">
      <style:table-column-properties style:column-width="1.132cm" style:rel-column-width="7389*"/>
    </style:style>
    <style:style style:name="Tabla25.C" style:family="table-column">
      <style:table-column-properties style:column-width="3.196cm" style:rel-column-width="20855*"/>
    </style:style>
    <style:style style:name="Tabla25.D" style:family="table-column">
      <style:table-column-properties style:column-width="3.205cm" style:rel-column-width="20914*"/>
    </style:style>
    <style:style style:name="Tabla25.A1" style:family="table-cell">
      <style:table-cell-properties fo:padding="0.097cm" fo:border="none"/>
    </style:style>
    <style:style style:name="Tabla25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D2" style:family="table-cell">
      <style:table-cell-properties fo:padding="0.097cm" fo:border="0.05pt solid #000000"/>
    </style:style>
    <style:style style:name="Tabla25.B3" style:family="table-cell">
      <style:table-cell-properties fo:padding="0.097cm" fo:border-left="0.05pt solid #000000" fo:border-right="none" fo:border-top="none" fo:border-bottom="0.05pt solid #000000"/>
    </style:style>
    <style:style style:name="Tabla2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9.009cm" table:align="left"/>
    </style:style>
    <style:style style:name="Tabla26.A" style:family="table-column">
      <style:table-column-properties style:column-width="11.255cm"/>
    </style:style>
    <style:style style:name="Tabla26.B" style:family="table-column">
      <style:table-column-properties style:column-width="7.754cm"/>
    </style:style>
    <style:style style:name="Tabla26.A1" style:family="table-cell">
      <style:table-cell-properties fo:padding="0.097cm" fo:border="none"/>
    </style:style>
    <style:style style:name="Tabla27" style:family="table">
      <style:table-properties style:width="7.537cm" table:align="right"/>
    </style:style>
    <style:style style:name="Tabla27.A" style:family="table-column">
      <style:table-column-properties style:column-width="1.161cm"/>
    </style:style>
    <style:style style:name="Tabla27.B" style:family="table-column">
      <style:table-column-properties style:column-width="3.175cm"/>
    </style:style>
    <style:style style:name="Tabla27.C" style:family="table-column">
      <style:table-column-properties style:column-width="3.201cm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C1" style:family="table-cell">
      <style:table-cell-properties fo:padding="0.097cm" fo:border="0.05pt solid #000000"/>
    </style:style>
    <style:style style:name="Tabla29" style:family="table">
      <style:table-properties style:width="19.009cm" table:align="left"/>
    </style:style>
    <style:style style:name="Tabla29.A" style:family="table-column">
      <style:table-column-properties style:column-width="2.992cm"/>
    </style:style>
    <style:style style:name="Tabla29.B" style:family="table-column">
      <style:table-column-properties style:column-width="1.039cm"/>
    </style:style>
    <style:style style:name="Tabla29.C" style:family="table-column">
      <style:table-column-properties style:column-width="3.621cm"/>
    </style:style>
    <style:style style:name="Tabla29.D" style:family="table-column">
      <style:table-column-properties style:column-width="1.08cm"/>
    </style:style>
    <style:style style:name="Tabla29.E" style:family="table-column">
      <style:table-column-properties style:column-width="3.623cm"/>
    </style:style>
    <style:style style:name="Tabla29.F" style:family="table-column">
      <style:table-column-properties style:column-width="3.542cm"/>
    </style:style>
    <style:style style:name="Tabla29.G" style:family="table-column">
      <style:table-column-properties style:column-width="3.113cm"/>
    </style:style>
    <style:style style:name="Tabla29.A1" style:family="table-cell">
      <style:table-cell-properties fo:padding="0.097cm" fo:border="none"/>
    </style:style>
    <style:style style:name="Tabla29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G2" style:family="table-cell">
      <style:table-cell-properties fo:padding="0.097cm" fo:border="0.05pt solid #000000"/>
    </style:style>
    <style:style style:name="Tabla29.B3" style:family="table-cell">
      <style:table-cell-properties fo:padding="0.097cm" fo:border-left="0.05pt solid #000000" fo:border-right="none" fo:border-top="none" fo:border-bottom="0.05pt solid #000000"/>
    </style:style>
    <style:style style:name="Tabla29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9.009cm" table:align="left"/>
    </style:style>
    <style:style style:name="Tabla28.A" style:family="table-column">
      <style:table-column-properties style:column-width="8.812cm"/>
    </style:style>
    <style:style style:name="Tabla28.B" style:family="table-column">
      <style:table-column-properties style:column-width="1.893cm"/>
    </style:style>
    <style:style style:name="Tabla28.C" style:family="table-column">
      <style:table-column-properties style:column-width="1.344cm"/>
    </style:style>
    <style:style style:name="Tabla28.D" style:family="table-column">
      <style:table-column-properties style:column-width="1.139cm"/>
    </style:style>
    <style:style style:name="Tabla28.E" style:family="table-column">
      <style:table-column-properties style:column-width="1.242cm"/>
    </style:style>
    <style:style style:name="Tabla28.F" style:family="table-column">
      <style:table-column-properties style:column-width="1.771cm"/>
    </style:style>
    <style:style style:name="Tabla28.G" style:family="table-column">
      <style:table-column-properties style:column-width="1.312cm"/>
    </style:style>
    <style:style style:name="Tabla28.H" style:family="table-column">
      <style:table-column-properties style:column-width="1.496cm"/>
    </style:style>
    <style:style style:name="Tabla28.A1" style:family="table-cell">
      <style:table-cell-properties fo:padding="0.097cm" fo:border="none"/>
    </style:style>
    <style:style style:name="Tabla28.B1" style:family="table-cell">
      <style:table-cell-properties fo:padding="0.097cm" fo:border-left="none" fo:border-right="none" fo:border-top="none" fo:border-bottom="0.05pt solid #000000"/>
    </style:style>
    <style:style style:name="Tabla30" style:family="table">
      <style:table-properties style:width="19.009cm" table:align="left"/>
    </style:style>
    <style:style style:name="Tabla30.A" style:family="table-column">
      <style:table-column-properties style:column-width="7.53cm"/>
    </style:style>
    <style:style style:name="Tabla30.B" style:family="table-column">
      <style:table-column-properties style:column-width="5.821cm"/>
    </style:style>
    <style:style style:name="Tabla30.C" style:family="table-column">
      <style:table-column-properties style:column-width="5.659cm"/>
    </style:style>
    <style:style style:name="Tabla30.A1" style:family="table-cell">
      <style:table-cell-properties fo:padding="0.097cm" fo:border="none"/>
    </style:style>
    <style:style style:name="Tabla33" style:family="table">
      <style:table-properties style:width="7.336cm" table:align="margins"/>
    </style:style>
    <style:style style:name="Tabla33.A" style:family="table-column">
      <style:table-column-properties style:column-width="7.336cm" style:rel-column-width="65535*"/>
    </style:style>
    <style:style style:name="Tabla33.A1" style:family="table-cell">
      <style:table-cell-properties fo:padding="0.097cm" fo:border="none"/>
    </style:style>
    <style:style style:name="Tabla31" style:family="table">
      <style:table-properties style:width="5.352cm" fo:margin-left="0.208cm" table:align="left"/>
    </style:style>
    <style:style style:name="Tabla31.A" style:family="table-column">
      <style:table-column-properties style:column-width="0.977cm"/>
    </style:style>
    <style:style style:name="Tabla31.B" style:family="table-column">
      <style:table-column-properties style:column-width="1.893cm"/>
    </style:style>
    <style:style style:name="Tabla31.C" style:family="table-column">
      <style:table-column-properties style:column-width="1.342cm"/>
    </style:style>
    <style:style style:name="Tabla31.D" style:family="table-column">
      <style:table-column-properties style:column-width="1.139cm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D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4.484cm" table:align="right"/>
    </style:style>
    <style:style style:name="Tabla32.A" style:family="table-column">
      <style:table-column-properties style:column-width="1.771cm"/>
    </style:style>
    <style:style style:name="Tabla32.B" style:family="table-column">
      <style:table-column-properties style:column-width="1.319cm"/>
    </style:style>
    <style:style style:name="Tabla32.C" style:family="table-column">
      <style:table-column-properties style:column-width="1.393cm"/>
    </style:style>
    <style:style style:name="Tab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2.C1" style:family="table-cell">
      <style:table-cell-properties fo:padding="0.097cm" fo:border="0.05pt solid #000000"/>
    </style:style>
    <style:style style:name="Tabla32.A2" style:family="table-cell">
      <style:table-cell-properties fo:padding="0.097cm" fo:border-left="0.05pt solid #000000" fo:border-right="none" fo:border-top="none" fo:border-bottom="0.05pt solid #000000"/>
    </style:style>
    <style:style style:name="Tabla3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9.009cm" table:align="left"/>
    </style:style>
    <style:style style:name="Tabla34.A" style:family="table-column">
      <style:table-column-properties style:column-width="6.339cm"/>
    </style:style>
    <style:style style:name="Tabla34.B" style:family="table-column">
      <style:table-column-properties style:column-width="4.651cm"/>
    </style:style>
    <style:style style:name="Tabla34.C" style:family="table-column">
      <style:table-column-properties style:column-width="8.019cm"/>
    </style:style>
    <style:style style:name="Tabla34.A1" style:family="table-cell">
      <style:table-cell-properties fo:padding="0.097cm" fo:border="none"/>
    </style:style>
    <style:style style:name="Tabla35" style:family="table">
      <style:table-properties style:width="4.274cm" table:align="left"/>
    </style:style>
    <style:style style:name="Tabla35.A" style:family="table-column">
      <style:table-column-properties style:column-width="1.018cm"/>
    </style:style>
    <style:style style:name="Tabla35.B" style:family="table-column">
      <style:table-column-properties style:column-width="3.256cm"/>
    </style:style>
    <style:style style:name="Tab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5.B1" style:family="table-cell">
      <style:table-cell-properties fo:padding="0.097cm" fo:border="0.05pt solid #000000"/>
    </style:style>
    <style:style style:name="Tabla36" style:family="table">
      <style:table-properties style:width="7.825cm" table:align="margins"/>
    </style:style>
    <style:style style:name="Tabla36.A" style:family="table-column">
      <style:table-column-properties style:column-width="1.018cm" style:rel-column-width="8524*"/>
    </style:style>
    <style:style style:name="Tabla36.B" style:family="table-column">
      <style:table-column-properties style:column-width="6.807cm" style:rel-column-width="57011*"/>
    </style:style>
    <style:style style:name="Tab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6.B1" style:family="table-cell">
      <style:table-cell-properties fo:padding="0.097cm" fo:border="0.05pt solid #000000"/>
    </style:style>
    <style:style style:name="Tabla39" style:family="table">
      <style:table-properties style:width="19.018cm" table:align="margins"/>
    </style:style>
    <style:style style:name="Tabla39.A" style:family="table-column">
      <style:table-column-properties style:column-width="9.678cm" style:rel-column-width="33351*"/>
    </style:style>
    <style:style style:name="Tabla39.B" style:family="table-column">
      <style:table-column-properties style:column-width="9.34cm" style:rel-column-width="32184*"/>
    </style:style>
    <style:style style:name="Tabla39.A1" style:family="table-cell">
      <style:table-cell-properties fo:padding="0.097cm" fo:border-left="none" fo:border-right="none" fo:border-top="0.05pt solid #000000" fo:border-bottom="none"/>
    </style:style>
    <style:style style:name="Tabla40" style:family="table">
      <style:table-properties style:width="5.445cm" fo:margin-left="2.148cm" table:align="left"/>
    </style:style>
    <style:style style:name="Tabla40.A" style:family="table-column">
      <style:table-column-properties style:column-width="2.85cm"/>
    </style:style>
    <style:style style:name="Tabla40.B" style:family="table-column">
      <style:table-column-properties style:column-width="1.041cm"/>
    </style:style>
    <style:style style:name="Tabla40.C" style:family="table-column">
      <style:table-column-properties style:column-width="1.554cm"/>
    </style:style>
    <style:style style:name="Tabla40.A1" style:family="table-cell">
      <style:table-cell-properties fo:padding="0.097cm" fo:border="none"/>
    </style:style>
    <style:style style:name="Tabla40.B1" style:family="table-cell">
      <style:table-cell-properties fo:padding="0.097cm" fo:border="0.05pt solid #000000"/>
    </style:style>
    <style:style style:name="Tabla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7.041cm" table:align="left"/>
    </style:style>
    <style:style style:name="Tabla1.A" style:family="table-column">
      <style:table-column-properties style:column-width="3.48cm"/>
    </style:style>
    <style:style style:name="Tabla1.B" style:family="table-column">
      <style:table-column-properties style:column-width="3.561cm"/>
    </style:style>
    <style:style style:name="Tabla1.A1" style:family="table-cell">
      <style:table-cell-properties style:vertical-align="middle" fo:padding="0.097cm" fo:border="none"/>
    </style:style>
    <style:style style:name="Tabla1.B1" style:family="table-cell">
      <style:table-cell-properties fo:padding="0.097cm" fo:border-left="none" fo:border-right="none" fo:border-top="none" fo:border-bottom="0.05pt solid #000000"/>
    </style:style>
    <style:style style:name="Tabla1.B2" style:family="table-cell">
      <style:table-cell-properties fo:padding="0.097cm" fo:border="none"/>
    </style:style>
    <style:style style:name="P1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7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text-properties style:font-name="Arial" fo:font-size="8pt" fo:font-weight="normal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11" style:family="paragraph" style:parent-style-name="Table_20_Contents">
      <style:text-properties style:font-name="Arial" fo:font-size="5pt" style:font-size-asian="5pt" style:font-size-complex="5pt"/>
    </style:style>
    <style:style style:name="P12" style:family="paragraph" style:parent-style-name="Table_20_Contents">
      <style:paragraph-properties fo:text-align="justify" style:justify-single-word="false"/>
      <style:text-properties style:font-name="Arial" fo:font-size="5pt" style:font-size-asian="5pt" style:font-size-complex="5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5pt" style:font-size-asian="5pt" style:font-size-complex="5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5pt" style:font-size-asian="5pt" style:font-size-complex="5pt"/>
    </style:style>
    <style:style style:name="P15" style:family="paragraph" style:parent-style-name="Table_20_Contents">
      <style:text-properties style:font-name="Arial" fo:font-size="3pt" style:font-size-asian="3pt" style:font-size-complex="3pt"/>
    </style:style>
    <style:style style:name="P16" style:family="paragraph" style:parent-style-name="Table_20_Contents">
      <style:text-properties fo:font-size="5pt" style:font-size-asian="5pt" style:font-size-complex="5pt"/>
    </style:style>
    <style:style style:name="P17" style:family="paragraph" style:parent-style-name="Table_20_Contents">
      <style:text-properties style:use-window-font-color="true" style:font-name="Arial" fo:font-size="3pt" fo:font-weight="normal" style:font-size-asian="3pt" style:font-weight-asian="normal" style:font-size-complex="3pt" style:font-weight-complex="normal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Table_20_Contents">
      <style:paragraph-properties fo:margin-left="1.245cm" fo:margin-right="0.004cm" fo:text-align="justify" style:justify-single-word="false" fo:text-indent="-0.855cm" style:auto-text-indent="false">
        <style:tab-stops>
          <style:tab-stop style:position="0.081cm"/>
        </style:tab-stops>
      </style:paragraph-properties>
      <style:text-properties style:font-name="Arial" fo:font-size="5pt" style:font-size-asian="5pt" style:font-size-complex="5pt"/>
    </style:style>
    <style:style style:name="P20" style:family="paragraph" style:parent-style-name="Table_20_Contents">
      <style:paragraph-properties fo:margin-left="1.245cm" fo:margin-right="0.004cm" fo:text-align="justify" style:justify-single-word="false" fo:text-indent="-0.834cm" style:auto-text-indent="false">
        <style:tab-stops>
          <style:tab-stop style:position="0cm"/>
        </style:tab-stops>
      </style:paragraph-properties>
      <style:text-properties style:font-name="Arial" fo:font-size="5pt" style:font-size-asian="5pt" style:font-size-complex="5pt"/>
    </style:style>
    <style:style style:name="P21" style:family="paragraph" style:parent-style-name="Table_20_Contents">
      <style:paragraph-properties fo:margin-left="0.697cm" fo:margin-right="0.208cm" fo:text-align="justify" style:justify-single-word="false" fo:text-indent="-0.286cm" style:auto-text-indent="false">
        <style:tab-stops>
          <style:tab-stop style:position="-0.286cm"/>
        </style:tab-stops>
      </style:paragraph-properties>
      <style:text-properties style:font-name="Arial" fo:font-size="5pt" style:font-size-asian="5pt" style:font-size-complex="5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OP" table:style-name="TOP">
        <table:table-column table:style-name="TOP.A"/>
        <table:table-column table:style-name="TOP.B"/>
        <table:table-column table:style-name="TOP.C"/>
        <table:table-row table:style-name="TOP.1">
          <table:table-cell table:style-name="TOP.A1" office:value-type="string">
            <text:p text:style-name="P1">B</text:p>
            <text:p text:style-name="P17">[[ loadCompanyInfo() ]]</text:p>
            <text:p text:style-name="P15">[[ loadInfoEjercicioActual(data['form']['info'][0])]]</text:p>
            <text:p text:style-name="P15">[[ loadInfoEjercicioAnterior(data['form']['info'][0],data['form']['info'][1])]]</text:p>
          </table:table-cell>
          <table:table-cell table:style-name="TOP.A1" office:value-type="string">
            <text:p text:style-name="P2">DATOS GENERALES DE IDENTIFICACIÓN</text:p>
            <text:p text:style-name="P2"/>
          </table:table-cell>
          <table:table-cell table:style-name="TOP.A1" office:value-type="string">
            <text:p text:style-name="P3">ID</text:p>
          </table:table-cell>
        </table:table-row>
      </table:table>
      <table:table table:name="GENERAL" table:style-name="GENERAL">
        <table:table-column table:style-name="GENERAL.A"/>
        <table:table-row>
          <table:table-cell table:style-name="GENERAL.A1" office:value-type="string">
            <table:table table:name="Tabla3" table:style-name="Tabla3">
              <table:table-column table:style-name="Tabla3.A" table:number-columns-repeated="3"/>
              <table:table-row>
                <table:table-cell table:style-name="Tabla3.A1" office:value-type="string">
                  <text:p text:style-name="P7">IDENTIFICACIÓN DE LA EMPRESA</text:p>
                  <text:p text:style-name="P4"/>
                  <table:table table:name="BLOC_NIF" table:style-name="BLOC_5f_NIF">
                    <table:table-column table:style-name="BLOC_5f_NIF.A"/>
                    <table:table-column table:style-name="BLOC_5f_NIF.B"/>
                    <table:table-row>
                      <table:table-cell table:style-name="BLOC_5f_NIF.A1" office:value-type="string">
                        <text:p text:style-name="P4">NIF:</text:p>
                      </table:table-cell>
                      <table:table-cell table:style-name="BLOC_5f_NIF.A1" office:value-type="string">
                        <table:table table:name="NIF" table:style-name="NIF">
                          <table:table-column table:style-name="NIF.A"/>
                          <table:table-column table:style-name="NIF.B"/>
                          <table:table-row>
                            <table:table-cell table:style-name="NIF.A1" office:value-type="string">
                              <text:p text:style-name="P7">01010</text:p>
                            </table:table-cell>
                            <table:table-cell table:style-name="NIF.B1" office:value-type="string">
                              <text:p text:style-name="P4">[[ getCompany().vat ]]</text:p>
                            </table:table-cell>
                          </table:table-row>
                        </table:table>
                        <text:p text:style-name="P4"/>
                      </table:table-cell>
                    </table:table-row>
                  </table:table>
                  <text:p text:style-name="P4"/>
                </table:table-cell>
                <table:table-cell table:style-name="Tabla3.B1" office:value-type="string">
                  <text:p text:style-name="P5">Forma jurídica:</text:p>
                </table:table-cell>
                <table:table-cell table:style-name="Tabla3.A1" office:value-type="string">
                  <table:table table:name="Tabla4" table:style-name="Tabla4">
                    <table:table-column table:style-name="Tabla4.A"/>
                    <table:table-column table:style-name="Tabla4.B"/>
                    <table:table-row>
                      <table:table-cell table:style-name="Tabla4.A1" office:value-type="string">
                        <table:table table:name="BLOCK_SA" table:style-name="BLOCK_5f_SA">
                          <table:table-column table:style-name="BLOCK_5f_SA.A"/>
                          <table:table-column table:style-name="BLOCK_5f_SA.B"/>
                          <table:table-row>
                            <table:table-cell table:style-name="BLOCK_5f_SA.A1" office:value-type="string">
                              <text:p text:style-name="P4">SA:</text:p>
                            </table:table-cell>
                            <table:table-cell table:style-name="BLOCK_5f_SA.A1" office:value-type="string">
                              <table:table table:name="SA" table:style-name="SA">
                                <table:table-column table:style-name="SA.A"/>
                                <table:table-column table:style-name="SA.B"/>
                                <table:table-row>
                                  <table:table-cell table:style-name="SA.A1" office:value-type="string">
                                    <text:p text:style-name="P7">01011</text:p>
                                  </table:table-cell>
                                  <table:table-cell table:style-name="SA.B1" office:value-type="string">
                                    <text:p text:style-name="P4">[[ getFormaJuridica('sa')]]</text:p>
                                  </table:table-cell>
                                </table:table-row>
                              </table:table>
                              <text:p text:style-name="P4"/>
                            </table:table-cell>
                          </table:table-row>
                        </table:table>
                        <text:p text:style-name="P4"/>
                      </table:table-cell>
                      <table:table-cell table:style-name="Tabla4.A1" office:value-type="string">
                        <table:table table:name="BLOC_SL" table:style-name="BLOC_5f_SL">
                          <table:table-column table:style-name="BLOC_5f_SL.A"/>
                          <table:table-column table:style-name="BLOC_5f_SL.B"/>
                          <table:table-row>
                            <table:table-cell table:style-name="BLOC_5f_SL.A1" office:value-type="string">
                              <text:p text:style-name="P4">SL:</text:p>
                            </table:table-cell>
                            <table:table-cell table:style-name="BLOC_5f_SL.A1" office:value-type="string">
                              <table:table table:name="Tabla5" table:style-name="Tabla5">
                                <table:table-column table:style-name="Tabla5.A"/>
                                <table:table-column table:style-name="Tabla5.B"/>
                                <table:table-row>
                                  <table:table-cell table:style-name="Tabla5.A1" office:value-type="string">
                                    <text:p text:style-name="P7">01012</text:p>
                                  </table:table-cell>
                                  <table:table-cell table:style-name="Tabla5.B1" office:value-type="string">
                                    <text:p text:style-name="P4">[[ getFormaJuridica('sl')]]</text:p>
                                  </table:table-cell>
                                </table:table-row>
                              </table:table>
                              <text:p text:style-name="P4"/>
                            </table:table-cell>
                          </table:table-row>
                        </table:table>
                        <text:p text:style-name="P4"/>
                      </table:table-cell>
                    </table:table-row>
                    <table:table-row>
                      <table:table-cell table:style-name="Tabla4.A1" table:number-columns-spanned="2" office:value-type="string">
                        <table:table table:name="Tabla6" table:style-name="Tabla6">
                          <table:table-column table:style-name="Tabla6.A"/>
                          <table:table-column table:style-name="Tabla6.B"/>
                          <table:table-row>
                            <table:table-cell table:style-name="Tabla6.A1" office:value-type="string">
                              <text:p text:style-name="P4">Otras:</text:p>
                            </table:table-cell>
                            <table:table-cell table:style-name="Tabla6.A1" office:value-type="string">
                              <table:table table:name="Tabla7" table:style-name="Tabla7">
                                <table:table-column table:style-name="Tabla7.A"/>
                                <table:table-column table:style-name="Tabla7.B"/>
                                <table:table-row>
                                  <table:table-cell table:style-name="Tabla7.A1" office:value-type="string">
                                    <text:p text:style-name="P7">01013</text:p>
                                  </table:table-cell>
                                  <table:table-cell table:style-name="Tabla7.B1" office:value-type="string">
                                    <text:p text:style-name="P4">[[ getFormaJuridica('otra')]]</text:p>
                                  </table:table-cell>
                                </table:table-row>
                              </table:table>
                              <text:p text:style-name="P4"/>
                            </table:table-cell>
                          </table:table-row>
                        </table:table>
                        <text:p text:style-name="P4"/>
                      </table:table-cell>
                      <table:covered-table-cell/>
                    </table:table-row>
                  </table:table>
                  <text:p text:style-name="P4"/>
                </table:table-cell>
              </table:table-row>
            </table:table>
            <table:table table:name="Tabla8" table:style-name="Tabla8">
              <table:table-column table:style-name="Tabla8.A"/>
              <table:table-row>
                <table:table-cell table:style-name="Tabla8.A1" office:value-type="string">
                  <table:table table:name="Tabla9" table:style-name="Tabla9">
                    <table:table-column table:style-name="Tabla9.A"/>
                    <table:table-column table:style-name="Tabla9.B"/>
                    <table:table-row>
                      <table:table-cell table:style-name="Tabla9.A1" office:value-type="string">
                        <text:p text:style-name="P4">Denominación social:</text:p>
                      </table:table-cell>
                      <table:table-cell table:style-name="Tabla9.A1" office:value-type="string">
                        <table:table table:name="Tabla10" table:style-name="Tabla10">
                          <table:table-column table:style-name="Tabla10.A"/>
                          <table:table-column table:style-name="Tabla10.B"/>
                          <table:table-row>
                            <table:table-cell table:style-name="Tabla10.A1" office:value-type="string">
                              <text:p text:style-name="P7">01020</text:p>
                            </table:table-cell>
                            <table:table-cell table:style-name="Tabla10.B1" office:value-type="string">
                              <text:p text:style-name="P4">[[ getCompany().name]]</text:p>
                            </table:table-cell>
                          </table:table-row>
                        </table:table>
                        <text:p text:style-name="P4"/>
                      </table:table-cell>
                    </table:table-row>
                  </table:table>
                  <text:p text:style-name="P4"/>
                </table:table-cell>
              </table:table-row>
              <table:table-row>
                <table:table-cell table:style-name="Tabla8.A1" office:value-type="string">
                  <table:table table:name="Tabla11" table:style-name="Tabla11">
                    <table:table-column table:style-name="Tabla11.A"/>
                    <table:table-column table:style-name="Tabla11.B"/>
                    <table:table-row>
                      <table:table-cell table:style-name="Tabla11.A1" office:value-type="string">
                        <text:p text:style-name="P4">Domicilio social:</text:p>
                      </table:table-cell>
                      <table:table-cell table:style-name="Tabla11.A1" office:value-type="string">
                        <table:table table:name="Tabla12" table:style-name="Tabla12">
                          <table:table-column table:style-name="Tabla12.A"/>
                          <table:table-column table:style-name="Tabla12.B"/>
                          <table:table-row>
                            <table:table-cell table:style-name="Tabla12.A1" office:value-type="string">
                              <text:p text:style-name="P7">01022</text:p>
                            </table:table-cell>
                            <table:table-cell table:style-name="Tabla12.B1" office:value-type="string">
                              <text:p text:style-name="P4">[[ getCompany().street ]]</text:p>
                            </table:table-cell>
                          </table:table-row>
                        </table:table>
                        <text:p text:style-name="P4"/>
                      </table:table-cell>
                    </table:table-row>
                  </table:table>
                  <text:p text:style-name="P4"/>
                </table:table-cell>
              </table:table-row>
              <table:table-row>
                <table:table-cell table:style-name="Tabla8.A1" office:value-type="string">
                  <table:table table:name="Tabla13" table:style-name="Tabla13">
                    <table:table-column table:style-name="Tabla13.A"/>
                    <table:table-column table:style-name="Tabla13.B"/>
                    <table:table-column table:style-name="Tabla13.C"/>
                    <table:table-column table:style-name="Tabla13.D"/>
                    <table:table-row>
                      <table:table-cell table:style-name="Tabla13.A1" office:value-type="string">
                        <text:p text:style-name="P4">Municipio:</text:p>
                      </table:table-cell>
                      <table:table-cell table:style-name="Tabla13.A1" office:value-type="string">
                        <table:table table:name="Tabla14" table:style-name="Tabla14">
                          <table:table-column table:style-name="Tabla14.A"/>
                          <table:table-column table:style-name="Tabla14.B"/>
                          <table:table-row>
                            <table:table-cell table:style-name="Tabla14.A1" office:value-type="string">
                              <text:p text:style-name="P7">01023</text:p>
                            </table:table-cell>
                            <table:table-cell table:style-name="Tabla14.B1" office:value-type="string">
                              <text:p text:style-name="P4">[[ getCompany().city ]]</text:p>
                            </table:table-cell>
                          </table:table-row>
                        </table:table>
                        <text:p text:style-name="P4"/>
                      </table:table-cell>
                      <table:table-cell table:style-name="Tabla13.A1" office:value-type="string">
                        <text:p text:style-name="P4">Provincia:</text:p>
                      </table:table-cell>
                      <table:table-cell table:style-name="Tabla13.A1" office:value-type="string">
                        <table:table table:name="Tabla15" table:style-name="Tabla15">
                          <table:table-column table:style-name="Tabla15.A"/>
                          <table:table-column table:style-name="Tabla15.B"/>
                          <table:table-row>
                            <table:table-cell table:style-name="Tabla15.A1" office:value-type="string">
                              <text:p text:style-name="P7">01025</text:p>
                            </table:table-cell>
                            <table:table-cell table:style-name="Tabla15.B1" office:value-type="string">
                              <text:p text:style-name="P4">[[ getProvincia(getCompany().state_id) ]]</text:p>
                            </table:table-cell>
                          </table:table-row>
                        </table:table>
                        <text:p text:style-name="P4"/>
                      </table:table-cell>
                    </table:table-row>
                  </table:table>
                  <text:p text:style-name="P4"/>
                </table:table-cell>
              </table:table-row>
              <table:table-row>
                <table:table-cell table:style-name="Tabla8.A1" office:value-type="string">
                  <table:table table:name="Tabla16" table:style-name="Tabla16">
                    <table:table-column table:style-name="Tabla16.A"/>
                    <table:table-column table:style-name="Tabla16.B"/>
                    <table:table-column table:style-name="Tabla16.C"/>
                    <table:table-column table:style-name="Tabla16.D"/>
                    <table:table-row>
                      <table:table-cell table:style-name="Tabla16.A1" office:value-type="string">
                        <text:p text:style-name="P4">Código Postal:</text:p>
                      </table:table-cell>
                      <table:table-cell table:style-name="Tabla16.A1" office:value-type="string">
                        <table:table table:name="Tabla17" table:style-name="Tabla17">
                          <table:table-column table:style-name="Tabla17.A"/>
                          <table:table-column table:style-name="Tabla17.B"/>
                          <table:table-row>
                            <table:table-cell table:style-name="Tabla17.A1" office:value-type="string">
                              <text:p text:style-name="P7">01024</text:p>
                            </table:table-cell>
                            <table:table-cell table:style-name="Tabla17.B1" office:value-type="string">
                              <text:p text:style-name="P4">[[ getCompany().zip ]]</text:p>
                            </table:table-cell>
                          </table:table-row>
                        </table:table>
                        <text:p text:style-name="P4"/>
                      </table:table-cell>
                      <table:table-cell table:style-name="Tabla16.A1" office:value-type="string">
                        <text:p text:style-name="P4">Teléfono:</text:p>
                      </table:table-cell>
                      <table:table-cell table:style-name="Tabla16.A1" office:value-type="string">
                        <table:table table:name="Tabla18" table:style-name="Tabla18">
                          <table:table-column table:style-name="Tabla18.A"/>
                          <table:table-column table:style-name="Tabla18.B"/>
                          <table:table-row>
                            <table:table-cell table:style-name="Tabla18.A1" office:value-type="string">
                              <text:p text:style-name="P7">01031</text:p>
                            </table:table-cell>
                            <table:table-cell table:style-name="Tabla18.B1" office:value-type="string">
                              <text:p text:style-name="P4">[[ getCompany().phone ]]</text:p>
                            </table:table-cell>
                          </table:table-row>
                        </table:table>
                        <text:p text:style-name="P4"/>
                      </table:table-cell>
                    </table:table-row>
                  </table:table>
                  <text:p text:style-name="P4"/>
                </table:table-cell>
              </table:table-row>
              <table:table-row>
                <table:table-cell table:style-name="Tabla8.A1" office:value-type="string">
                  <table:table table:name="Tabla19" table:style-name="Tabla19">
                    <table:table-column table:style-name="Tabla19.A"/>
                    <table:table-column table:style-name="Tabla19.B"/>
                    <table:table-row>
                      <table:table-cell table:style-name="Tabla19.A1" office:value-type="string">
                        <text:p text:style-name="P4">Dirección de <text:span text:style-name="T1">e-mail</text:span> de contacto de la empresa</text:p>
                      </table:table-cell>
                      <table:table-cell table:style-name="Tabla19.A1" office:value-type="string">
                        <table:table table:name="Tabla20" table:style-name="Tabla20">
                          <table:table-column table:style-name="Tabla20.A"/>
                          <table:table-column table:style-name="Tabla20.B"/>
                          <table:table-row>
                            <table:table-cell table:style-name="Tabla20.A1" office:value-type="string">
                              <text:p text:style-name="P7">01037</text:p>
                            </table:table-cell>
                            <table:table-cell table:style-name="Tabla20.B1" office:value-type="string">
                              <text:p text:style-name="P4">[[ getCompany().email ]]</text:p>
                            </table:table-cell>
                          </table:table-row>
                        </table:table>
                        <text:p text:style-name="P4"/>
                      </table:table-cell>
                    </table:table-row>
                  </table:table>
                  <text:p text:style-name="P4"/>
                </table:table-cell>
              </table:table-row>
            </table:table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column table:style-name="Tabla2.B"/>
              <table:table-column table:style-name="Tabla2.E"/>
              <table:table-row>
                <table:table-cell table:style-name="Tabla2.A1" office:value-type="string">
                  <text:p text:style-name="P4">Pertenencia a un grupo de sociedades:</text:p>
                </table:table-cell>
                <table:table-cell table:style-name="Tabla2.A1" office:value-type="string">
                  <text:p text:style-name="P4"/>
                </table:table-cell>
                <table:table-cell table:style-name="Tabla2.A1" office:value-type="string">
                  <text:p text:style-name="P6">DENOMINACIÓN SOCIAL</text:p>
                </table:table-cell>
                <table:table-cell table:style-name="Tabla2.A1" office:value-type="string">
                  <text:p text:style-name="P6"/>
                </table:table-cell>
                <table:table-cell table:style-name="Tabla2.A1" office:value-type="string">
                  <text:p text:style-name="P6">NIF</text:p>
                </table:table-cell>
              </table:table-row>
              <table:table-row>
                <table:table-cell table:style-name="Tabla2.A1" office:value-type="string">
                  <text:p text:style-name="P4">Sociedad dominante directa:</text:p>
                </table:table-cell>
                <table:table-cell table:style-name="Tabla2.B2" office:value-type="string">
                  <text:p text:style-name="P7">01041</text:p>
                </table:table-cell>
                <table:table-cell table:style-name="Tabla2.B2" office:value-type="string">
                  <text:p text:style-name="P6">[[ getCompany().dominante_directa ]]</text:p>
                </table:table-cell>
                <table:table-cell table:style-name="Tabla2.B2" office:value-type="string">
                  <text:p text:style-name="P6">01040</text:p>
                </table:table-cell>
                <table:table-cell table:style-name="Tabla2.E2" office:value-type="string">
                  <text:p text:style-name="P6">[[ getCompany().nif_directa ]]</text:p>
                </table:table-cell>
              </table:table-row>
              <table:table-row>
                <table:table-cell table:style-name="Tabla2.A1" office:value-type="string">
                  <text:p text:style-name="P4">Sociedad dominante última del grupo:</text:p>
                </table:table-cell>
                <table:table-cell table:style-name="Tabla2.B3" office:value-type="string">
                  <text:p text:style-name="P7">01061</text:p>
                </table:table-cell>
                <table:table-cell table:style-name="Tabla2.B3" office:value-type="string">
                  <text:p text:style-name="P6">[[ getCompany().dominante_ultima_grupo ]]</text:p>
                </table:table-cell>
                <table:table-cell table:style-name="Tabla2.B3" office:value-type="string">
                  <text:p text:style-name="P6">01060</text:p>
                </table:table-cell>
                <table:table-cell table:style-name="Tabla2.E3" office:value-type="string">
                  <text:p text:style-name="P6">[[ getCompany().nif_ultima_grupo ]]</text:p>
                </table:table-cell>
              </table:table-row>
            </table:table>
            <text:p text:style-name="P4"/>
            <text:p text:style-name="P7">ACTIVIDAD</text:p>
            <table:table table:name="Tabla21" table:style-name="Tabla21">
              <table:table-column table:style-name="Tabla21.A"/>
              <table:table-column table:style-name="Tabla21.B"/>
              <table:table-row>
                <table:table-cell table:style-name="Tabla21.A1" office:value-type="string">
                  <text:p text:style-name="P4">Actividad principal:</text:p>
                </table:table-cell>
                <table:table-cell table:style-name="Tabla21.A1" office:value-type="string">
                  <table:table table:name="Tabla22" table:style-name="Tabla22">
                    <table:table-column table:style-name="Tabla22.A"/>
                    <table:table-column table:style-name="Tabla22.B"/>
                    <table:table-row>
                      <table:table-cell table:style-name="Tabla22.A1" office:value-type="string">
                        <text:p text:style-name="P7">02009</text:p>
                      </table:table-cell>
                      <table:table-cell table:style-name="Tabla22.B1" office:value-type="string">
                        <text:p text:style-name="P4">[[ getCompany().actividad_empresa ]]</text:p>
                      </table:table-cell>
                    </table:table-row>
                  </table:table>
                  <text:p text:style-name="P4"/>
                </table:table-cell>
              </table:table-row>
              <table:table-row>
                <table:table-cell table:style-name="Tabla21.A1" office:value-type="string">
                  <text:p text:style-name="P4">Código CNAE:</text:p>
                </table:table-cell>
                <table:table-cell table:style-name="Tabla21.A1" office:value-type="string">
                  <table:table table:name="Tabla23" table:style-name="Tabla23">
                    <table:table-column table:style-name="Tabla23.A"/>
                    <table:table-column table:style-name="Tabla23.B"/>
                    <table:table-column table:style-name="Tabla23.C"/>
                    <table:table-row>
                      <table:table-cell table:style-name="Tabla23.A1" office:value-type="string">
                        <text:p text:style-name="P7">02001</text:p>
                      </table:table-cell>
                      <table:table-cell table:style-name="Tabla23.A1" office:value-type="string">
                        <text:p text:style-name="P4">[[ getCompany().codigo_cnae ]]</text:p>
                      </table:table-cell>
                      <table:table-cell table:style-name="Tabla23.C1" office:value-type="string">
                        <text:p text:style-name="P4">(1)</text:p>
                      </table:table-cell>
                    </table:table-row>
                  </table:table>
                  <text:p text:style-name="P4"/>
                </table:table-cell>
              </table:table-row>
            </table:table>
            <text:p text:style-name="P7"/>
            <text:p text:style-name="P7">PERSONAL ASALARIADO</text:p>
            <text:p text:style-name="P4">a) Número medio de personas empleadas en el curso del ejercicio, por tipo de contrato, y empleo con discapacidad:</text:p>
            <table:table table:name="Tabla24" table:style-name="Tabla24">
              <table:table-column table:style-name="Tabla24.A"/>
              <table:table-column table:style-name="Tabla24.B"/>
              <table:table-row>
                <table:table-cell table:style-name="Tabla24.A1" office:value-type="string">
                  <text:p text:style-name="P4"/>
                </table:table-cell>
                <table:table-cell table:style-name="Tabla24.A1" office:value-type="string">
                  <table:table table:name="Tabla25" table:style-name="Tabla25">
                    <table:table-column table:style-name="Tabla25.A"/>
                    <table:table-column table:style-name="Tabla25.B"/>
                    <table:table-column table:style-name="Tabla25.C"/>
                    <table:table-column table:style-name="Tabla25.D"/>
                    <table:table-row>
                      <table:table-cell table:style-name="Tabla25.A1" office:value-type="string">
                        <text:p text:style-name="P4"/>
                      </table:table-cell>
                      <table:table-cell table:style-name="Tabla25.A1" office:value-type="string">
                        <text:p text:style-name="P4"/>
                      </table:table-cell>
                      <table:table-cell table:style-name="Tabla25.A1" office:value-type="string">
                        <text:p text:style-name="P4">EJERCICIO [[getEjercicioActual().nombre_ejercicio]](2)</text:p>
                      </table:table-cell>
                      <table:table-cell table:style-name="Tabla25.A1" office:value-type="string">
                        <text:p text:style-name="P6">EJERCICIO <text:span text:style-name="T2">[[(getEjercicioAnterior() != None) and getEjercicioAnterior(). nombre_ejercicio or '']]</text:span>(3)</text:p>
                      </table:table-cell>
                    </table:table-row>
                    <table:table-row>
                      <table:table-cell table:style-name="Tabla25.A1" office:value-type="string">
                        <text:p text:style-name="P4">FIJO (4):</text:p>
                      </table:table-cell>
                      <table:table-cell table:style-name="Tabla25.B2" office:value-type="string">
                        <text:p text:style-name="P7">04001</text:p>
                      </table:table-cell>
                      <table:table-cell table:style-name="Tabla25.B2" office:value-type="string">
                        <text:p text:style-name="P6">[[getEjercicioActual().asalariado_fijo]]</text:p>
                      </table:table-cell>
                      <table:table-cell table:style-name="Tabla25.D2" office:value-type="string">
                        <text:p text:style-name="P6">[[(getEjercicioAnterior() != None) and getEjercicioAnterior(). asalariado_fijo or '']]</text:p>
                      </table:table-cell>
                    </table:table-row>
                    <table:table-row>
                      <table:table-cell table:style-name="Tabla25.A1" office:value-type="string">
                        <text:p text:style-name="P4">NO FIJO (5):</text:p>
                      </table:table-cell>
                      <table:table-cell table:style-name="Tabla25.B3" office:value-type="string">
                        <text:p text:style-name="P7">04002</text:p>
                      </table:table-cell>
                      <table:table-cell table:style-name="Tabla25.B3" office:value-type="string">
                        <text:p text:style-name="P6">[[getEjercicioActual().asalariado_no_fijo]]</text:p>
                      </table:table-cell>
                      <table:table-cell table:style-name="Tabla25.D3" office:value-type="string">
                        <text:p text:style-name="P6">[[(getEjercicioAnterior() != None) and getEjercicioAnterior(). asalariado_no_fijo or '']]</text:p>
                      </table:table-cell>
                    </table:table-row>
                  </table:table>
                  <text:p text:style-name="P4"/>
                </table:table-cell>
              </table:table-row>
            </table:table>
            <text:p text:style-name="P4">Del cual: Personas empleadas con discapacidad mayor o igual al 33% (o calificación equivalente local):</text:p>
            <table:table table:name="Tabla26" table:style-name="Tabla26">
              <table:table-column table:style-name="Tabla26.A"/>
              <table:table-column table:style-name="Tabla26.B"/>
              <table:table-row>
                <table:table-cell table:style-name="Tabla26.A1" office:value-type="string">
                  <text:p text:style-name="P4"/>
                </table:table-cell>
                <table:table-cell table:style-name="Tabla26.A1" office:value-type="string">
                  <table:table table:name="Tabla27" table:style-name="Tabla27">
                    <table:table-column table:style-name="Tabla27.A"/>
                    <table:table-column table:style-name="Tabla27.B"/>
                    <table:table-column table:style-name="Tabla27.C"/>
                    <table:table-row>
                      <table:table-cell table:style-name="Tabla27.A1" office:value-type="string">
                        <text:p text:style-name="P7">04010</text:p>
                      </table:table-cell>
                      <table:table-cell table:style-name="Tabla27.A1" office:value-type="string">
                        <text:p text:style-name="P6">[[getEjercicioActual().asalariado_discapacidad]]</text:p>
                      </table:table-cell>
                      <table:table-cell table:style-name="Tabla27.C1" office:value-type="string">
                        <text:p text:style-name="P6">[[(getEjercicioAnterior() != None) and getEjercicioAnterior(). asalariado_discapacidad or '']]</text:p>
                      </table:table-cell>
                    </table:table-row>
                  </table:table>
                  <text:p text:style-name="P4"/>
                </table:table-cell>
              </table:table-row>
            </table:table>
            <text:p text:style-name="P4"/>
            <text:p text:style-name="P4">b) Personal asalariado al término del ejercicio, por tipo de contrato y por sexo:</text:p>
            <table:table table:name="Tabla29" table:style-name="Tabla29">
              <table:table-column table:style-name="Tabla29.A"/>
              <table:table-column table:style-name="Tabla29.B"/>
              <table:table-column table:style-name="Tabla29.C"/>
              <table:table-column table:style-name="Tabla29.D"/>
              <table:table-column table:style-name="Tabla29.E"/>
              <table:table-column table:style-name="Tabla29.F"/>
              <table:table-column table:style-name="Tabla29.G"/>
              <table:table-row>
                <table:table-cell table:style-name="Tabla29.A1" office:value-type="string">
                  <text:p text:style-name="P4"/>
                </table:table-cell>
                <table:table-cell table:style-name="Tabla29.A1" table:number-columns-spanned="4" office:value-type="string">
                  <text:p text:style-name="P6">EJERCICIO [[getEjercicioActual().nombre_ejercicio]](2)</text:p>
                </table:table-cell>
                <table:covered-table-cell/>
                <table:covered-table-cell/>
                <table:covered-table-cell/>
                <table:table-cell table:style-name="Tabla29.A1" table:number-columns-spanned="2" office:value-type="string">
                  <text:p text:style-name="P6">EJERCICIO <text:span text:style-name="T2">[[(getEjercicioAnterior() != None) and getEjercicioAnterior(). nombre_ejercicio or '']]</text:span>(3)</text:p>
                </table:table-cell>
                <table:covered-table-cell/>
              </table:table-row>
              <table:table-row>
                <table:table-cell table:style-name="Tabla29.A1" office:value-type="string">
                  <text:p text:style-name="P4"/>
                </table:table-cell>
                <table:table-cell table:style-name="Tabla29.B2" table:number-columns-spanned="2" office:value-type="string">
                  <text:p text:style-name="P6">HOMBRES</text:p>
                </table:table-cell>
                <table:covered-table-cell/>
                <table:table-cell table:style-name="Tabla29.B2" table:number-columns-spanned="2" office:value-type="string">
                  <text:p text:style-name="P6">MUJERES</text:p>
                </table:table-cell>
                <table:covered-table-cell/>
                <table:table-cell table:style-name="Tabla29.B2" office:value-type="string">
                  <text:p text:style-name="P6">HOMBRES</text:p>
                </table:table-cell>
                <table:table-cell table:style-name="Tabla29.G2" office:value-type="string">
                  <text:p text:style-name="P6">MUJERES</text:p>
                </table:table-cell>
              </table:table-row>
              <table:table-row>
                <table:table-cell table:style-name="Tabla29.A1" office:value-type="string">
                  <text:p text:style-name="P4">FIJO:</text:p>
                </table:table-cell>
                <table:table-cell table:style-name="Tabla29.B3" office:value-type="string">
                  <text:p text:style-name="P7">04120</text:p>
                </table:table-cell>
                <table:table-cell table:style-name="Tabla29.B3" office:value-type="string">
                  <text:p text:style-name="P6">[[getEjercicioActual().asalariado_fijo_hombre]]</text:p>
                </table:table-cell>
                <table:table-cell table:style-name="Tabla29.B3" office:value-type="string">
                  <text:p text:style-name="P7">04121</text:p>
                </table:table-cell>
                <table:table-cell table:style-name="Tabla29.B3" office:value-type="string">
                  <text:p text:style-name="P6">[[getEjercicioActual().asalariado_fijo_mujer]]</text:p>
                </table:table-cell>
                <table:table-cell table:style-name="Tabla29.B3" office:value-type="string">
                  <text:p text:style-name="P9">[[(getEjercicioAnterior() != None) and getEjercicioAnterior(). asalariado_fijo_hombre or '']]</text:p>
                </table:table-cell>
                <table:table-cell table:style-name="Tabla29.G3" office:value-type="string">
                  <text:p text:style-name="P9">[[(getEjercicioAnterior() != None) and getEjercicioAnterior(). asalariado_fijo_mujer or '']]</text:p>
                </table:table-cell>
              </table:table-row>
              <table:table-row>
                <table:table-cell table:style-name="Tabla29.A1" office:value-type="string">
                  <text:p text:style-name="P4">NO FIJO:</text:p>
                </table:table-cell>
                <table:table-cell table:style-name="Tabla29.B3" office:value-type="string">
                  <text:p text:style-name="P7">04122</text:p>
                </table:table-cell>
                <table:table-cell table:style-name="Tabla29.B3" office:value-type="string">
                  <text:p text:style-name="P6">[[getEjercicioActual().asalariado_no_fijo_hombre]]</text:p>
                </table:table-cell>
                <table:table-cell table:style-name="Tabla29.B3" office:value-type="string">
                  <text:p text:style-name="P7">04123</text:p>
                </table:table-cell>
                <table:table-cell table:style-name="Tabla29.B3" office:value-type="string">
                  <text:p text:style-name="P6">[[getEjercicioActual().asalariado_no_fijo_mujer]]</text:p>
                </table:table-cell>
                <table:table-cell table:style-name="Tabla29.B3" office:value-type="string">
                  <text:p text:style-name="P9">[[(getEjercicioAnterior() != None) and getEjercicioAnterior(). asalariado_no_fijo_hombre or '']]</text:p>
                </table:table-cell>
                <table:table-cell table:style-name="Tabla29.G3" office:value-type="string">
                  <text:p text:style-name="P9">[[(getEjercicioAnterior() != None) and getEjercicioAnterior(). asalariado_no_fijo_mujer or '']]</text:p>
                </table:table-cell>
              </table:table-row>
            </table:table>
            <text:p text:style-name="P4"/>
            <table:table table:name="Tabla28" table:style-name="Tabla28">
              <table:table-column table:style-name="Tabla28.A"/>
              <table:table-column table:style-name="Tabla28.B"/>
              <table:table-column table:style-name="Tabla28.C"/>
              <table:table-column table:style-name="Tabla28.D"/>
              <table:table-column table:style-name="Tabla28.E"/>
              <table:table-column table:style-name="Tabla28.F"/>
              <table:table-column table:style-name="Tabla28.G"/>
              <table:table-column table:style-name="Tabla28.H"/>
              <table:table-row>
                <table:table-cell table:style-name="Tabla28.A1" office:value-type="string">
                  <text:p text:style-name="P7">PRESENTACIÓN DE CUENTAS</text:p>
                </table:table-cell>
                <table:table-cell table:style-name="Tabla28.B1" table:number-columns-spanned="3" office:value-type="string">
                  <text:p text:style-name="P6">EJERCICIO [[getEjercicioActual().nombre_ejercicio]](2)</text:p>
                </table:table-cell>
                <table:covered-table-cell/>
                <table:covered-table-cell/>
                <table:table-cell table:style-name="Tabla28.A1" office:value-type="string">
                  <text:p text:style-name="P18"/>
                </table:table-cell>
                <table:table-cell table:style-name="Tabla28.B1" table:number-columns-spanned="3" office:value-type="string">
                  <text:p text:style-name="P6">EJERCICIO <text:span text:style-name="T2">[[(getEjercicioAnterior() != None) and getEjercicioAnterior(). nombre_ejercicio or '']]</text:span>(3)</text:p>
                </table:table-cell>
                <table:covered-table-cell/>
                <table:covered-table-cell/>
              </table:table-row>
              <table:table-row>
                <table:table-cell table:style-name="Tabla28.A1" office:value-type="string">
                  <text:p text:style-name="P4"/>
                </table:table-cell>
                <table:table-cell table:style-name="Tabla28.A1" office:value-type="string">
                  <text:p text:style-name="P6">AÑO</text:p>
                </table:table-cell>
                <table:table-cell table:style-name="Tabla28.A1" office:value-type="string">
                  <text:p text:style-name="P6">MES</text:p>
                </table:table-cell>
                <table:table-cell table:style-name="Tabla28.A1" office:value-type="string">
                  <text:p text:style-name="P6">DÍA</text:p>
                </table:table-cell>
                <table:table-cell table:style-name="Tabla28.A1" office:value-type="string">
                  <text:p text:style-name="P6"/>
                </table:table-cell>
                <table:table-cell table:style-name="Tabla28.A1" office:value-type="string">
                  <text:p text:style-name="P6">AÑO</text:p>
                </table:table-cell>
                <table:table-cell table:style-name="Tabla28.A1" office:value-type="string">
                  <text:p text:style-name="P6">MES</text:p>
                </table:table-cell>
                <table:table-cell table:style-name="Tabla28.A1" office:value-type="string">
                  <text:p text:style-name="P6">DÍA</text:p>
                </table:table-cell>
              </table:table-row>
            </table:table>
            <table:table table:name="Tabla30" table:style-name="Tabla30">
              <table:table-column table:style-name="Tabla30.A"/>
              <table:table-column table:style-name="Tabla30.B"/>
              <table:table-column table:style-name="Tabla30.C"/>
              <table:table-row>
                <table:table-cell table:style-name="Tabla30.A1" office:value-type="string">
                  <table:table table:name="Tabla33" table:style-name="Tabla33">
                    <table:table-column table:style-name="Tabla33.A"/>
                    <table:table-row>
                      <table:table-cell table:style-name="Tabla33.A1" office:value-type="string">
                        <text:p text:style-name="P4"><text:soft-page-break/>Fecha de inicio a la que van referidas las cuentas:</text:p>
                      </table:table-cell>
                    </table:table-row>
                    <table:table-row>
                      <table:table-cell table:style-name="Tabla33.A1" office:value-type="string">
                        <text:p text:style-name="P4">Fecha de cierre a la que van referidas las cuentas:</text:p>
                      </table:table-cell>
                    </table:table-row>
                  </table:table>
                  <text:p text:style-name="P4"/>
                </table:table-cell>
                <table:table-cell table:style-name="Tabla30.A1" office:value-type="string">
                  <table:table table:name="Tabla31" table:style-name="Tabla31">
                    <table:table-column table:style-name="Tabla31.A"/>
                    <table:table-column table:style-name="Tabla31.B"/>
                    <table:table-column table:style-name="Tabla31.C"/>
                    <table:table-column table:style-name="Tabla31.D"/>
                    <table:table-row>
                      <table:table-cell table:style-name="Tabla31.A1" office:value-type="string">
                        <text:p text:style-name="P7">01102</text:p>
                      </table:table-cell>
                      <table:table-cell table:style-name="Tabla31.A1" office:value-type="string">
                        <text:p text:style-name="P10">[[ getAno(getEjercicioActual().fecha_inicio)]]</text:p>
                      </table:table-cell>
                      <table:table-cell table:style-name="Tabla31.A1" office:value-type="string">
                        <text:p text:style-name="P10">[[ getMes(getEjercicioActual().fecha_inicio)]]</text:p>
                      </table:table-cell>
                      <table:table-cell table:style-name="Tabla31.D1" office:value-type="string">
                        <text:p text:style-name="P10">[[ getDia(getEjercicioActual().fecha_inicio) ]]</text:p>
                      </table:table-cell>
                    </table:table-row>
                    <table:table-row>
                      <table:table-cell table:style-name="Tabla31.A2" office:value-type="string">
                        <text:p text:style-name="P7">01101</text:p>
                      </table:table-cell>
                      <table:table-cell table:style-name="Tabla31.A2" office:value-type="string">
                        <text:p text:style-name="P10">[[ getAno(getEjercicioActual().fecha_cierre)]]</text:p>
                      </table:table-cell>
                      <table:table-cell table:style-name="Tabla31.A2" office:value-type="string">
                        <text:p text:style-name="P10">[[ getMes(getEjercicioActual().fecha_cierre)]]</text:p>
                      </table:table-cell>
                      <table:table-cell table:style-name="Tabla31.D2" office:value-type="string">
                        <text:p text:style-name="P10">[[ getDia(getEjercicioActual().fecha_cierre)]]</text:p>
                      </table:table-cell>
                    </table:table-row>
                  </table:table>
                  <text:p text:style-name="P4"/>
                </table:table-cell>
                <table:table-cell table:style-name="Tabla30.A1" office:value-type="string">
                  <table:table table:name="Tabla32" table:style-name="Tabla32">
                    <table:table-column table:style-name="Tabla32.A"/>
                    <table:table-column table:style-name="Tabla32.B"/>
                    <table:table-column table:style-name="Tabla32.C"/>
                    <table:table-row>
                      <table:table-cell table:style-name="Tabla32.A1" office:value-type="string">
                        <text:p text:style-name="P10">[[ (getEjercicioAnterior() != None) and getAno(getEjercicioAnterior().fecha_inicio) or '']]</text:p>
                      </table:table-cell>
                      <table:table-cell table:style-name="Tabla32.A1" office:value-type="string">
                        <text:p text:style-name="P10">[[ (getEjercicioAnterior() != None) and getMes(getEjercicioActual().fecha_inicio) or '' ]]</text:p>
                      </table:table-cell>
                      <table:table-cell table:style-name="Tabla32.C1" office:value-type="string">
                        <text:p text:style-name="P10">[[(getEjercicioAnterior() != None) and getDia(getEjercicioAnterior().fecha_inicio) or '']]</text:p>
                      </table:table-cell>
                    </table:table-row>
                    <table:table-row>
                      <table:table-cell table:style-name="Tabla32.A2" office:value-type="string">
                        <text:p text:style-name="P10">[[ (getEjercicioAnterior() != None) and getAno(getEjercicioAnterior().fecha_cierre) or '']]</text:p>
                      </table:table-cell>
                      <table:table-cell table:style-name="Tabla32.A2" office:value-type="string">
                        <text:p text:style-name="P10">[[ (getEjercicioAnterior() != None) and getMes(getEjercicioAnterior().fecha_cierre) or '' ]]</text:p>
                      </table:table-cell>
                      <table:table-cell table:style-name="Tabla32.C2" office:value-type="string">
                        <text:p text:style-name="P10">[[ (getEjercicioAnterior() != None) and getDia(getEjercicioAnterior().fecha_cierre) or '' ]]</text:p>
                      </table:table-cell>
                    </table:table-row>
                  </table:table>
                  <text:p text:style-name="P4"/>
                </table:table-cell>
              </table:table-row>
            </table:table>
            <text:p text:style-name="P4"/>
            <table:table table:name="Tabla34" table:style-name="Tabla34">
              <table:table-column table:style-name="Tabla34.A"/>
              <table:table-column table:style-name="Tabla34.B"/>
              <table:table-column table:style-name="Tabla34.C"/>
              <table:table-row>
                <table:table-cell table:style-name="Tabla34.A1" office:value-type="string">
                  <text:p text:style-name="P4">Número de páginas presentadas al depósito:</text:p>
                </table:table-cell>
                <table:table-cell table:style-name="Tabla34.A1" office:value-type="string">
                  <table:table table:name="Tabla35" table:style-name="Tabla35">
                    <table:table-column table:style-name="Tabla35.A"/>
                    <table:table-column table:style-name="Tabla35.B"/>
                    <table:table-row>
                      <table:table-cell table:style-name="Tabla35.A1" office:value-type="string">
                        <text:p text:style-name="P7">01901</text:p>
                      </table:table-cell>
                      <table:table-cell table:style-name="Tabla35.B1" office:value-type="string">
                        <text:p text:style-name="P4">[[getEjercicioActual().paginas_deposito]]</text:p>
                      </table:table-cell>
                    </table:table-row>
                  </table:table>
                  <text:p text:style-name="P4"/>
                </table:table-cell>
                <table:table-cell table:style-name="Tabla34.A1" office:value-type="string">
                  <text:p text:style-name="P4"/>
                </table:table-cell>
              </table:table-row>
              <table:table-row>
                <table:table-cell table:style-name="Tabla34.A1" table:number-columns-spanned="2" office:value-type="string">
                  <text:p text:style-name="P4">En caso de no figurar consignadas cifras en alguno de los ejercicios, indique la causa:</text:p>
                </table:table-cell>
                <table:covered-table-cell/>
                <table:table-cell table:style-name="Tabla34.A1" office:value-type="string">
                  <table:table table:name="Tabla36" table:style-name="Tabla36">
                    <table:table-column table:style-name="Tabla36.A"/>
                    <table:table-column table:style-name="Tabla36.B"/>
                    <table:table-row>
                      <table:table-cell table:style-name="Tabla36.A1" office:value-type="string">
                        <text:p text:style-name="P7">01903</text:p>
                      </table:table-cell>
                      <table:table-cell table:style-name="Tabla36.B1" office:value-type="string">
                        <text:p text:style-name="P4">[[getEjercicioActual().causa_no_figurar]]</text:p>
                      </table:table-cell>
                    </table:table-row>
                  </table:table>
                  <text:p text:style-name="P4"/>
                </table:table-cell>
              </table:table-row>
            </table:table>
            <text:p text:style-name="P4"/>
            <table:table table:name="Tabla39" table:style-name="Tabla39">
              <table:table-column table:style-name="Tabla39.A"/>
              <table:table-column table:style-name="Tabla39.B"/>
              <table:table-row>
                <table:table-cell table:style-name="Tabla39.A1" office:value-type="string">
                  <text:p text:style-name="P7">UNIDADES</text:p>
                  <text:p text:style-name="P8">Marque con una X la unidad en la que ha elaborado todos los documentos</text:p>
                  <text:p text:style-name="P8">que integran sus cuentas anuales:</text:p>
                </table:table-cell>
                <table:table-cell table:style-name="Tabla39.A1" office:value-type="string">
                  <table:table table:name="Tabla40" table:style-name="Tabla40">
                    <table:table-column table:style-name="Tabla40.A"/>
                    <table:table-column table:style-name="Tabla40.B"/>
                    <table:table-column table:style-name="Tabla40.C"/>
                    <table:table-row>
                      <table:table-cell table:style-name="Tabla40.A1" office:value-type="string">
                        <text:p text:style-name="P4">Euros:</text:p>
                      </table:table-cell>
                      <table:table-cell table:style-name="Tabla40.B1" office:value-type="string">
                        <text:p text:style-name="P7">09001</text:p>
                      </table:table-cell>
                      <table:table-cell table:style-name="Tabla40.B1" office:value-type="string">
                        <text:p text:style-name="P6">[[checkUnidades(data['form']['info'][2],'euros')]]</text:p>
                      </table:table-cell>
                    </table:table-row>
                    <table:table-row>
                      <table:table-cell table:style-name="Tabla40.A1" office:value-type="string">
                        <text:p text:style-name="P4">Miles de euros:</text:p>
                      </table:table-cell>
                      <table:table-cell table:style-name="Tabla40.B2" office:value-type="string">
                        <text:p text:style-name="P7">09002</text:p>
                      </table:table-cell>
                      <table:table-cell table:style-name="Tabla40.B2" office:value-type="string">
                        <text:p text:style-name="P6">[[checkUnidades(data['form']['info'][2],'miles')]]</text:p>
                      </table:table-cell>
                    </table:table-row>
                    <table:table-row>
                      <table:table-cell table:style-name="Tabla40.A1" office:value-type="string">
                        <text:p text:style-name="P4">Millones de euros:</text:p>
                      </table:table-cell>
                      <table:table-cell table:style-name="Tabla40.B2" office:value-type="string">
                        <text:p text:style-name="P7">09003</text:p>
                      </table:table-cell>
                      <table:table-cell table:style-name="Tabla40.B2" office:value-type="string">
                        <text:p text:style-name="P6">[[checkUnidades(data['form']['info'][2],'millones')]]</text:p>
                      </table:table-cell>
                    </table:table-row>
                  </table:table>
                  <text:p text:style-name="P7"/>
                </table:table-cell>
              </table:table-row>
            </table:table>
            <text:p text:style-name="P4"/>
          </table:table-cell>
        </table:table-row>
        <table:table-row>
          <table:table-cell table:style-name="GENERAL.A2" office:value-type="string">
            <text:p text:style-name="P11">(1) Según las clases (cuatro dígitos) de la Clasificación Nacional de Actividades Económicas 2009 (CNAE-2009), aprobada por el Real Decreto 475/2007, de 13 de abril (BOE de 28.4.2007).</text:p>
            <text:p text:style-name="P12">(2) Ejercicio al que van referidas las cuentas anuales.</text:p>
            <text:p text:style-name="P12">(3) Ejercicio anterior. </text:p>
            <text:p text:style-name="P12">(4) Para calcular el número medio de personal fijo, tenga en cuenta los siguientes criterios:</text:p>
            <text:p text:style-name="P19">a) Si en el año no ha habido importantes movimientos de la plantilla, indique aquí la semisuma de los fijos a principio y a fin de ejercicio.</text:p>
            <text:p text:style-name="P20">b) Si ha habido movimientos, calcule la suma de la plantilla en cada uno de los meses del año y divídala por doce.</text:p>
            <text:p text:style-name="P21">c) Si hubo regulación temporal de empleo o de jornada, el personal afectado por la misma debe incluirse como personal fijo, pero solo en la proporción que corresponda a la fracción del año o jornada del año efectivamente trabajada.</text:p>
            <text:p text:style-name="P12">(5) Puede calcular el personal no fijo medio sumando el total de semanas que han trabajado sus empleados no fijos y dividiendo por 52 semanas. También puede hacer esta operación (equivalente a la anterior): </text:p>
            <table:table table:name="Tabla1" table:style-name="Tabla1">
              <table:table-column table:style-name="Tabla1.A"/>
              <table:table-column table:style-name="Tabla1.B"/>
              <table:table-row>
                <table:table-cell table:style-name="Tabla1.A1" table:number-rows-spanned="2" office:value-type="string">
                  <text:p text:style-name="P13">n.º d e personas contratadas ×</text:p>
                </table:table-cell>
                <table:table-cell table:style-name="Tabla1.B1" office:value-type="string">
                  <text:p text:style-name="P14">n.º medio de semanas trabajadas</text:p>
                </table:table-cell>
              </table:table-row>
              <table:table-row>
                <table:covered-table-cell/>
                <table:table-cell table:style-name="Tabla1.B2" office:value-type="string">
                  <text:p text:style-name="P14">52</text:p>
                </table:table-cell>
              </table:table-row>
            </table:table>
            <text:p text:style-name="P16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cm" fo:margin-bottom="0.4cm" fo:margin-left="0.508cm" fo:margin-right="0.635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nesis </meta:initial-creator>
    <meta:creation-date>2014-06-10T10:34:33</meta:creation-date>
    <dc:date>2014-06-23T11:47:04</dc:date>
    <dc:creator>opnesis </dc:creator>
    <meta:editing-duration>PT13H53M43S</meta:editing-duration>
    <meta:editing-cycles>180</meta:editing-cycles>
    <meta:generator>LibreOffice/3.5$Linux_x86 LibreOffice_project/350m1$Build-2</meta:generator>
    <meta:document-statistic meta:table-count="45" meta:image-count="0" meta:object-count="0" meta:page-count="2" meta:paragraph-count="153" meta:word-count="634" meta:character-count="5589" meta:non-whitespace-character-count="5106"/>
  </office:meta>
</office:document-meta>
</file>